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0.353cm"/>
      <style:text-properties style:font-name="Times New Roman" fo:font-size="12pt" style:font-name-asian="Times New Roman1" style:font-size-asian="12pt"/>
    </style:style>
    <style:style style:name="P2" style:family="paragraph" style:parent-style-name="Standard">
      <style:paragraph-properties fo:line-height="0.385cm"/>
      <style:text-properties style:font-name="Times New Roman" fo:font-size="12pt" style:font-name-asian="Times New Roman1" style:font-size-asian="12pt"/>
    </style:style>
    <style:style style:name="P3" style:family="paragraph" style:parent-style-name="Standard">
      <style:paragraph-properties fo:line-height="0.067cm"/>
      <style:text-properties style:font-name="Times New Roman" fo:font-size="12pt" style:font-name-asian="Times New Roman1" style:font-size-asian="12pt"/>
    </style:style>
    <style:style style:name="P4" style:family="paragraph" style:parent-style-name="Standard">
      <style:paragraph-properties fo:line-height="0.654cm"/>
      <style:text-properties style:font-name="Times New Roman" fo:font-size="12pt" style:font-name-asian="Times New Roman1" style:font-size-asian="12pt"/>
    </style:style>
    <style:style style:name="P5" style:family="paragraph" style:parent-style-name="Standard">
      <style:paragraph-properties fo:line-height="0.071cm"/>
      <style:text-properties style:font-name="Times New Roman" fo:font-size="12pt" style:font-name-asian="Times New Roman1" style:font-size-asian="12pt"/>
    </style:style>
    <style:style style:name="P6" style:family="paragraph" style:parent-style-name="Standard">
      <style:paragraph-properties style:line-height-at-least="0cm" fo:text-align="end" style:justify-single-word="false"/>
      <style:text-properties style:font-name="Times New Roman" fo:font-size="14pt" style:font-name-asian="Times New Roman1" style:font-size-asian="14pt"/>
    </style:style>
    <style:style style:name="P7" style:family="paragraph" style:parent-style-name="Standard">
      <style:paragraph-properties style:line-height-at-least="0cm" fo:text-align="justify" style:justify-single-word="false"/>
      <style:text-properties style:font-name="Times New Roman" fo:font-size="14pt" style:font-name-asian="Times New Roman1" style:font-size-asian="14pt"/>
    </style:style>
    <style:style style:name="P8" style:family="paragraph" style:parent-style-name="Standard">
      <style:paragraph-properties style:line-height-at-least="0cm"/>
    </style:style>
    <style:style style:name="P9" style:family="paragraph" style:parent-style-name="Standard">
      <style:paragraph-properties style:line-height-at-least="0cm" fo:text-align="end" style:justify-single-word="false"/>
      <style:text-properties officeooo:paragraph-rsid="000bd0cd"/>
    </style:style>
    <style:style style:name="P10" style:family="paragraph" style:parent-style-name="Standard">
      <style:paragraph-properties style:line-height-at-least="0cm"/>
      <style:text-properties style:font-name="Arial" fo:font-size="12pt" fo:language="en" fo:country="US" style:font-name-asian="Times New Roman1" style:font-size-asian="12pt" style:font-size-complex="12pt"/>
    </style:style>
    <style:style style:name="P11" style:family="paragraph" style:parent-style-name="Standard" style:master-page-name="Standard">
      <style:paragraph-properties fo:margin-left="0.494cm" fo:margin-right="1.094cm" fo:line-height="105%" fo:text-align="center" style:justify-single-word="false" fo:text-indent="0cm" style:auto-text-indent="false" style:page-number="auto"/>
    </style:style>
    <style:style style:name="P12" style:family="paragraph" style:parent-style-name="Standard">
      <style:paragraph-properties fo:margin-left="0cm" fo:margin-right="0.6cm" style:line-height-at-leas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.6cm" style:line-height-at-least="0cm" fo:text-indent="0cm" style:auto-text-indent="false"/>
      <style:text-properties style:font-name="Times New Roman" fo:font-size="13.5pt" style:font-name-asian="Times New Roman1" style:font-size-asian="13.5pt"/>
    </style:style>
    <style:style style:name="P14" style:family="paragraph" style:parent-style-name="Standard">
      <style:paragraph-properties fo:margin-left="0cm" fo:margin-right="0.564cm" style:line-height-at-least="0cm" fo:text-align="center" style:justify-single-word="false" fo:text-indent="0cm" style:auto-text-indent="false"/>
    </style:style>
    <style:style style:name="P15" style:family="paragraph" style:parent-style-name="Standard">
      <style:paragraph-properties fo:margin-left="0cm" fo:margin-right="0.035cm" style:line-height-at-least="0cm" fo:text-align="end" style:justify-single-word="false" fo:text-indent="0cm" style:auto-text-indent="false"/>
      <style:text-properties officeooo:paragraph-rsid="000bd0cd"/>
    </style:style>
    <style:style style:name="P16" style:family="paragraph" style:parent-style-name="Standard">
      <style:paragraph-properties fo:margin-left="1.249cm" fo:margin-right="0cm" style:line-height-at-least="0cm" fo:text-indent="0cm" style:auto-text-indent="false"/>
    </style:style>
    <style:style style:name="P17" style:family="paragraph" style:parent-style-name="Standard">
      <style:paragraph-properties fo:margin-left="1.249cm" fo:margin-right="0cm" style:line-height-at-least="0cm" fo:text-indent="0cm" style:auto-text-indent="false"/>
      <style:text-properties officeooo:paragraph-rsid="000b5ecf"/>
    </style:style>
    <style:style style:name="P18" style:family="paragraph" style:parent-style-name="Standard">
      <style:paragraph-properties fo:margin-left="1.249cm" fo:margin-right="0cm" style:line-height-at-least="0cm" fo:text-indent="0cm" style:auto-text-indent="false"/>
      <style:text-properties officeooo:paragraph-rsid="000bd0cd"/>
    </style:style>
    <style:style style:name="P19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20" style:family="paragraph" style:parent-style-name="Standard">
      <style:paragraph-properties fo:margin-left="1.249cm" fo:margin-right="0cm" style:line-height-at-least="0cm" fo:text-indent="0cm" style:auto-text-indent="false"/>
      <style:text-properties style:font-name="Arial" fo:font-size="12pt" style:font-name-asian="Times New Roman1" style:font-size-asian="12pt" style:font-size-complex="12pt"/>
    </style:style>
    <style:style style:name="P21" style:family="paragraph" style:parent-style-name="Standard">
      <style:paragraph-properties fo:margin-left="0cm" fo:margin-right="0cm" style:line-height-at-least="0cm" fo:text-indent="1.249cm" style:auto-text-indent="false"/>
    </style:style>
    <style:style style:name="P22" style:family="paragraph" style:parent-style-name="Standard">
      <style:paragraph-properties fo:margin-left="0cm" fo:margin-right="0cm" style:line-height-at-least="0cm" fo:text-indent="1.249cm" style:auto-text-indent="false"/>
      <style:text-properties officeooo:paragraph-rsid="000bd0cd"/>
    </style:style>
    <style:style style:name="P23" style:family="paragraph" style:parent-style-name="Standard">
      <style:paragraph-properties fo:margin-left="0cm" fo:margin-right="0cm" style:line-height-at-least="0cm" fo:text-indent="1.249cm" style:auto-text-indent="false"/>
      <style:text-properties style:font-name="Arial" fo:font-size="12pt" fo:language="en" fo:country="US" style:font-name-asian="Times New Roman1" style:font-size-asian="12pt" style:font-size-complex="12pt"/>
    </style:style>
    <style:style style:name="P24" style:family="paragraph" style:parent-style-name="Standard">
      <style:paragraph-properties fo:margin-left="0cm" fo:margin-right="0cm" style:line-height-at-least="0cm" fo:text-indent="1.249cm" style:auto-text-indent="false"/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25" style:family="paragraph" style:parent-style-name="Standard" style:master-page-name="Converted1">
      <style:paragraph-properties style:line-height-at-least="0cm" fo:text-align="center" style:justify-single-word="false" style:page-number="auto"/>
    </style:style>
    <style:style style:name="T1" style:family="text">
      <style:text-properties style:font-name="Times New Roman" fo:font-size="14pt" style:font-name-asian="Times New Roman1" style:font-size-asian="14pt"/>
    </style:style>
    <style:style style:name="T2" style:family="text">
      <style:text-properties style:font-name="Times New Roman" fo:font-size="14pt" style:font-name-asian="Times New Roman1" style:font-size-asian="14pt" style:language-asian="zh" style:country-asian="CN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bd0cd" style:font-name-asian="Times New Roman1" style:font-size-asian="14pt"/>
    </style:style>
    <style:style style:name="T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2pt" style:font-name-asian="Times New Roman1" style:font-size-asian="12pt"/>
    </style:style>
    <style:style style:name="T9" style:family="text">
      <style:text-properties style:font-name="Times New Roman" fo:font-size="13.5pt" style:font-name-asian="Times New Roman1" style:font-size-asian="13.5pt"/>
    </style:style>
    <style:style style:name="T10" style:family="text">
      <style:text-properties style:font-name="Arial" fo:font-size="12pt" fo:language="en" fo:country="US" style:font-name-asian="Times New Roman1" style:font-size-asian="12pt" style:font-size-complex="12pt"/>
    </style:style>
    <style:style style:name="T11" style:family="text">
      <style:text-properties style:font-name="Arial" fo:font-size="12pt" fo:language="en" fo:country="US" officeooo:rsid="000b5ecf" style:font-name-asian="Times New Roman1" style:font-size-asian="12pt" style:font-size-complex="12pt"/>
    </style:style>
    <style:style style:name="T12" style:family="text">
      <style:text-properties style:font-name="Arial" fo:font-size="12pt" fo:language="en" fo:country="US" officeooo:rsid="000bd0cd" style:font-name-asian="Times New Roman1" style:font-size-asian="12pt" style:font-size-complex="12pt"/>
    </style:style>
    <style:style style:name="T13" style:family="text">
      <style:text-properties style:font-name="Arial" fo:font-size="12pt" fo:language="en" fo:country="US" officeooo:rsid="000b5ecf" style:font-name-asian="Times New Roman1" style:font-size-asian="12pt" style:language-asian="ru" style:country-asian="RU" style:font-name-complex="Arial1" style:font-size-complex="12pt"/>
    </style:style>
    <style:style style:name="T14" style:family="text">
      <style:text-properties style:font-name="Arial" fo:font-size="12pt" fo:language="en" fo:country="US" officeooo:rsid="000bd0cd" style:font-name-asian="Times New Roman1" style:font-size-asian="12pt" style:language-asian="ru" style:country-asian="RU" style:font-name-complex="Arial1" style:font-size-complex="12pt"/>
    </style:style>
    <style:style style:name="T15" style:family="text">
      <style:text-properties style:font-name="Arial" fo:font-size="12pt" style:font-name-asian="Times New Roman1" style:font-size-asian="12pt" style:font-size-complex="12pt"/>
    </style:style>
    <style:style style:name="T16" style:family="text">
      <style:text-properties officeooo:rsid="000bd0c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page1"/><text:span text:style-name="T1">Министерство образования Республики Беларусь Учреждение образования «Белорусский государственный университет информатики и радиоэлектроники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2"><text:span text:style-name="T1">ОТЧЕТ</text:span></text:p>
      <text:p text:style-name="P3"/>
      <text:p text:style-name="P14"><text:span text:style-name="T1">Лабораторная работа №2</text:span></text:p>
      <text:p text:style-name="P14"><text:span text:style-name="T1">по теме: «</text:span><text:span text:style-name="T2">Интернет магазин продажи компьютерной техники различных производителей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5"><text:span text:style-name="T1">Выполнил: </text:span></text:p>
      <text:p text:style-name="P15"><text:span text:style-name="T4">Василюк В. И.</text:span><text:span text:style-name="T1">,</text:span></text:p>
      <text:p text:style-name="P15"><text:span text:style-name="T1"><text:s/>гр. 753502</text:span></text:p>
      <text:p text:style-name="P5"/>
      <text:p text:style-name="P9"><text:span text:style-name="T1">Проверил: </text:span></text:p>
      <text:p text:style-name="P9"><text:span text:style-name="T1">Алексеев И. Г.</text:span></text:p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2"><text:span text:style-name="T9">Минск БГУИР 2020</text:span></text:p>
      <text:p text:style-name="P13"/>
      <text:p text:style-name="P25"><text:span text:style-name="T5">SQL </text:span><text:span text:style-name="T7">Запросы</text:span></text:p>
      <text:p text:style-name="P8"><text:span text:style-name="T6">1) </text:span><text:span text:style-name="T3">Авторизация</text:span><text:span text:style-name="T6"> </text:span></text:p>
      <text:p text:style-name="P8"><text:span text:style-name="T10">use sql_taxi;</text:span></text:p>
      <text:p text:style-name="P8"><text:span text:style-name="T10">SELECT id FROM Person WHERE login = '{*}' AND pwd_hash = '{*}'</text:span></text:p>
      <text:p text:style-name="P8"><text:span text:style-name="T10"/></text:p>
      <text:p text:style-name="P8"><text:span text:style-name="T10">SELECT status, role, block_begin, block_end,</text:span></text:p>
      <text:p text:style-name="P8"><text:span text:style-name="T10">registration_date, name, surname, middlename, id_passport FROM Person</text:span></text:p>
      <text:p text:style-name="P8"><text:span text:style-name="T10">JOIN Name ON Person.id_name = Name.id </text:span></text:p>
      <text:p text:style-name="P8"><text:span text:style-name="T10">JOIN Middlename ON Person.id_middlename = Middlename.id </text:span></text:p>
      <text:p text:style-name="P8"><text:span text:style-name="T10">JOIN Surname ON Person.id_surname = Surname.id </text:span></text:p>
      <text:p text:style-name="P8"><text:span text:style-name="T10">WHERE Person.id = {*} AND Person.status = 'Active'</text:span></text:p>
      <text:p text:style-name="P10"/>
      <text:p text:style-name="P8"><text:span text:style-name="T3">2) Управление пользователями </text:span></text:p>
      <text:p text:style-name="P16"><text:span text:style-name="T3">2.1) Создание пользователя</text:span></text:p>
      <text:p text:style-name="P16"><text:span text:style-name="T10">use sql_taxi;</text:span></text:p>
      <text:p text:style-name="P16"><text:span text:style-name="T10"/></text:p>
      <text:p text:style-name="P16"><text:span text:style-name="T10">INSERT INTO Person(login, pwd_hash, role, status, registration_date, </text:span></text:p>
      <text:p text:style-name="P16"><text:span text:style-name="T10">id_name, id_surname, id_middlename3)</text:span></text:p>
      <text:p text:style-name="P16"><text:span text:style-name="T10">VALUES ('{*}', '{*}', '{*}', 'Active', NOW(),</text:span></text:p>
      <text:p text:style-name="P16"><text:span text:style-name="T10">(SELECT id FROM Name WHERE name='{*}'),</text:span></text:p>
      <text:p text:style-name="P16"><text:span text:style-name="T10">(SELECT id FROM Surname WHERE surname='{*}'),</text:span></text:p>
      <text:p text:style-name="P16"><text:span text:style-name="T10">(SELECT id FROM Middlename WHERE middlename='{*}'));</text:span></text:p>
      <text:p text:style-name="P19"/>
      <text:p text:style-name="P16"><text:span text:style-name="T6">2.2) </text:span><text:span text:style-name="T3">Удаление</text:span><text:span text:style-name="T6"> </text:span><text:span text:style-name="T3">пользователя</text:span></text:p>
      <text:p text:style-name="P16"><text:span text:style-name="T10">DELETE FROM </text:span><text:span text:style-name="T13">Person</text:span><text:span text:style-name="T10"> WHERE login='{*}'</text:span></text:p>
      <text:p text:style-name="P19"/>
      <text:p text:style-name="P16"><text:span text:style-name="T3">2.3) Изменение прав пользователя</text:span></text:p>
      <text:p text:style-name="P16"><text:span text:style-name="T10">UPDATE</text:span><text:span text:style-name="T15"> </text:span><text:span text:style-name="T13">Person</text:span><text:span text:style-name="T15"> </text:span><text:span text:style-name="T10">SET</text:span><text:span text:style-name="T15"> </text:span></text:p>
      <text:p text:style-name="P16"><text:span text:style-name="T10">role = '{*}' </text:span></text:p>
      <text:p text:style-name="P16"><text:span text:style-name="T10">WHERE login = '{*}'</text:span></text:p>
      <text:p text:style-name="P19"/>
      <text:p text:style-name="P16"><text:span text:style-name="T3">2.4) Блокировка пользователя</text:span></text:p>
      <text:p text:style-name="P16"><text:span text:style-name="T10">UPDATE </text:span><text:span text:style-name="T13">Person</text:span><text:span text:style-name="T10"> SET</text:span></text:p>
      <text:p text:style-name="P16"><text:span text:style-name="T10">block_begin = NOW(), block_end = '</text:span><text:span text:style-name="T11">9999</text:span><text:span text:style-name="T10">-01-01', status = 'Blocked'</text:span></text:p>
      <text:p text:style-name="P16"><text:span text:style-name="T15">WHERE login = '{*}'</text:span></text:p>
      <text:p text:style-name="P20"/>
      <text:p text:style-name="P16"><text:span text:style-name="T3">2.5) Разблокировка пользователя</text:span></text:p>
      <text:p text:style-name="P16"><text:span text:style-name="T10">UPDATE </text:span><text:span text:style-name="T13">Person</text:span><text:span text:style-name="T10"> SET</text:span></text:p>
      <text:p text:style-name="P16"><text:span text:style-name="T10">block_begin = NULL, block_end= NULL, status='Active'</text:span></text:p>
      <text:p text:style-name="P16"><text:span text:style-name="T15">WHERE login = '{*}'</text:span></text:p>
      <text:p text:style-name="P16"><text:span text:style-name="T3">2.6) Блокировка на определенное время с автоматическим снятием </text:span></text:p>
      <text:p text:style-name="P16"><text:span text:style-name="T3">Блокировки</text:span></text:p>
      <text:p text:style-name="P16"><text:span text:style-name="T10">UPDATE </text:span><text:span text:style-name="T13">PersonP</text:span><text:span text:style-name="T10"> SET</text:span></text:p>
      <text:p text:style-name="P16"><text:span text:style-name="T10">block_begin = NOW(), block_end = NOW() + INTERVAL {*} SECOND ,</text:span></text:p>
      <text:p text:style-name="P16"><text:span text:style-name="T10">status='Blocked' </text:span></text:p>
      <text:p text:style-name="P16"><text:span text:style-name="T10">WHERE login = '{*}'</text:span></text:p>
      <text:p text:style-name="P19"/>
      <text:p text:style-name="P16"><text:span text:style-name="T10">DROP EVENT IF EXISTS unlock_event_{login}</text:span></text:p>
      <text:p text:style-name="P16"><text:span text:style-name="T10">CREATE EVENT unlock_event_{login} </text:span></text:p>
      <text:p text:style-name="P16"><text:span text:style-name="T10">ON SCHEDULE </text:span></text:p>
      <text:p text:style-name="P16"><text:span text:style-name="T10">AT NOW() + INTERVAL {seconds} SECOND </text:span></text:p>
      <text:p text:style-name="P16"><text:soft-page-break/><text:span text:style-name="T10">DO </text:span></text:p>
      <text:p text:style-name="P16"><text:span text:style-name="T10">UPDATE </text:span><text:span text:style-name="T13">Person</text:span><text:span text:style-name="T10"> SET </text:span></text:p>
      <text:p text:style-name="P16"><text:span text:style-name="T10">block_begin = NULL, block_end= NULL, status='Active' </text:span></text:p>
      <text:p text:style-name="P16"><text:span text:style-name="T10">WHERE</text:span><text:span text:style-name="T15"> </text:span><text:span text:style-name="T10">login</text:span><text:span text:style-name="T15"> = '{*}'</text:span></text:p>
      <text:p text:style-name="P20"/>
      <text:p text:style-name="P16"><text:span text:style-name="T3">2.7) Поиск пользователей по различным критериям</text:span></text:p>
      <text:p text:style-name="P16"><text:span text:style-name="T10">SELECT </text:span><text:span text:style-name="T13">Person</text:span><text:span text:style-name="T10">.id, login, status, role, block_begin, block_end, registration_date,</text:span></text:p>
      <text:p text:style-name="P16"><text:span text:style-name="T10">name, </text:span><text:span text:style-name="T11">sur</text:span><text:span text:style-name="T10">name, </text:span><text:span text:style-name="T11">middle</text:span><text:span text:style-name="T10">name, id_p</text:span><text:span text:style-name="T13">assport</text:span><text:span text:style-name="T10"> FROM </text:span><text:span text:style-name="T13">Person</text:span><text:span text:style-name="T10"> </text:span></text:p>
      <text:p text:style-name="P17"><text:span text:style-name="T10">JOIN </text:span><text:span text:style-name="T13">Name</text:span><text:span text:style-name="T10"> ON </text:span><text:span text:style-name="T13">Person</text:span><text:span text:style-name="T10">.id_name = </text:span><text:span text:style-name="T11">Name</text:span><text:span text:style-name="T10">.id </text:span></text:p>
      <text:p text:style-name="P17"><text:span text:style-name="T10">JOIN </text:span><text:span text:style-name="T13">Surname</text:span><text:span text:style-name="T10"> ON </text:span><text:span text:style-name="T13">Person</text:span><text:span text:style-name="T10">.id_</text:span><text:span text:style-name="T11">sur</text:span><text:span text:style-name="T10">name = </text:span><text:span text:style-name="T11">Surname</text:span><text:span text:style-name="T10">.id </text:span></text:p>
      <text:p text:style-name="P17"><text:span text:style-name="T10">JOIN </text:span><text:span text:style-name="T13">Middlename</text:span><text:span text:style-name="T10"> ON </text:span><text:span text:style-name="T13">Person</text:span><text:span text:style-name="T10">.id_</text:span><text:span text:style-name="T11">middle</text:span><text:span text:style-name="T10">name = </text:span><text:span text:style-name="T11">Middlename</text:span><text:span text:style-name="T10">.id </text:span></text:p>
      <text:p text:style-name="P17"><text:span text:style-name="T10">WHERE </text:span></text:p>
      <text:p text:style-name="P17"><text:span text:style-name="T10">name </text:span><text:span text:style-name="T13">LIKE</text:span><text:span text:style-name="T10"> '%{*}%' </text:span></text:p>
      <text:p text:style-name="P16"><text:span text:style-name="T10">AND </text:span><text:span text:style-name="T11">sur</text:span><text:span text:style-name="T10">name </text:span><text:span text:style-name="T13">LIKE</text:span><text:span text:style-name="T10"> '%{*}%' </text:span></text:p>
      <text:p text:style-name="P16"><text:span text:style-name="T10">AND </text:span><text:span text:style-name="T11">middle</text:span><text:span text:style-name="T10">name </text:span><text:span text:style-name="T13">LIKE</text:span><text:span text:style-name="T10"> '%{*}%' </text:span></text:p>
      <text:p text:style-name="P16"><text:span text:style-name="T10">AND role = '{*}' </text:span></text:p>
      <text:p text:style-name="P16"><text:span text:style-name="T15">AND status = '{*}'</text:span></text:p>
      <text:p text:style-name="P8"><text:span text:style-name="T3"><text:tab/></text:span></text:p>
      <text:p text:style-name="P8"><text:span text:style-name="T3">3) Журналирование</text:span></text:p>
      <text:p text:style-name="P21"><text:span text:style-name="T3">3.1) Журналирование авторизации</text:span></text:p>
      <text:p text:style-name="P21"><text:span text:style-name="T10">CREATE TABLE `auth_log` (</text:span></text:p>
      <text:p text:style-name="P21"><text:span text:style-name="T10"><text:s text:c="2"/>`id` int(11) NOT NULL AUTO_INCREMENT,</text:span></text:p>
      <text:p text:style-name="P21"><text:span text:style-name="T10"><text:s text:c="2"/>`login` varchar(45) NOT NULL,</text:span></text:p>
      <text:p text:style-name="P21"><text:span text:style-name="T10"><text:s text:c="2"/>`login_date` datetime NOT NULL DEFAULT CURRENT_TIMESTAMP,</text:span></text:p>
      <text:p text:style-name="P21"><text:span text:style-name="T10"><text:s text:c="2"/>`status` enum('Active','Blocked') NOT NULL,</text:span></text:p>
      <text:p text:style-name="P21"><text:span text:style-name="T10"><text:s text:c="2"/>`role` enum('</text:span><text:span text:style-name="T13">Клиент</text:span><text:span text:style-name="T10">','</text:span><text:span text:style-name="T13">Водитель</text:span><text:span text:style-name="T10">','</text:span><text:span text:style-name="T13">Админ</text:span><text:span text:style-name="T10">'</text:span><text:span text:style-name="T11">,'Провайдер'</text:span><text:span text:style-name="T10">) NOT NULL,</text:span></text:p>
      <text:p text:style-name="P21"><text:span text:style-name="T10"><text:s text:c="2"/>PRIMARY KEY (`id`),</text:span></text:p>
      <text:p text:style-name="P21"><text:span text:style-name="T10"><text:s text:c="2"/>UNIQUE KEY `id_UNIQUE` (`id`)</text:span></text:p>
      <text:p text:style-name="P21"><text:span text:style-name="T10">) ENGINE=InnoDB AUTO_INCREMENT=26 DEFAULT CHARSET=utf8</text:span></text:p>
      <text:p text:style-name="P23"/>
      <text:p text:style-name="P21"><text:span text:style-name="T10">INSERT INTO auth_log(login, login_date, status, role)</text:span></text:p>
      <text:p text:style-name="P21"><text:span text:style-name="T10">VALUES ('{*}', NOW(), '{*}', '{*}')</text:span></text:p>
      <text:p text:style-name="P23"/>
      <text:p text:style-name="P21"><text:span text:style-name="T6">3.2) </text:span><text:span text:style-name="T3">Журналирование</text:span><text:span text:style-name="T6"> </text:span><text:span text:style-name="T3">пользователей</text:span><text:span text:style-name="T6"> </text:span><text:span text:style-name="T3">операции</text:span><text:span text:style-name="T6"> INSERT</text:span></text:p>
      <text:p text:style-name="P21"><text:span text:style-name="T10">CREATE TABLE `users_insert_log` (</text:span></text:p>
      <text:p text:style-name="P21"><text:span text:style-name="T10"><text:s text:c="2"/>`id` smallint(5) unsigned NOT NULL AUTO_INCREMENT,</text:span></text:p>
      <text:p text:style-name="P21"><text:span text:style-name="T10"><text:s text:c="2"/>`user_id` smallint(5) unsigned NOT NULL,</text:span></text:p>
      <text:p text:style-name="P21"><text:span text:style-name="T10"><text:s text:c="2"/>`change_date` datetime NOT NULL DEFAULT CURRENT_TIMESTAMP,</text:span></text:p>
      <text:p text:style-name="P21"><text:span text:style-name="T10"><text:s text:c="2"/>`login` varchar(45) NOT NULL,</text:span></text:p>
      <text:p text:style-name="P21"><text:span text:style-name="T10"><text:s text:c="2"/>`</text:span><text:span text:style-name="T13">pwd_hash</text:span><text:span text:style-name="T10">` varchar(</text:span><text:span text:style-name="T13">45</text:span><text:span text:style-name="T10">) NOT NULL,</text:span></text:p>
      <text:p text:style-name="P22"><text:span text:style-name="T10"><text:s text:c="2"/>`role` enum('</text:span><text:span text:style-name="T13">Клиент</text:span><text:span text:style-name="T10">','</text:span><text:span text:style-name="T13">Водитель</text:span><text:span text:style-name="T10">','</text:span><text:span text:style-name="T13">Админ</text:span><text:span text:style-name="T10">'</text:span><text:span text:style-name="T11">,'Провайдер'</text:span><text:span text:style-name="T10">) <text:s/>NOT NULL,</text:span></text:p>
      <text:p text:style-name="P21"><text:span text:style-name="T10"><text:s text:c="2"/>`status` enum('Active','Blocked') NOT NULL DEFAULT 'Active',</text:span></text:p>
      <text:p text:style-name="P21"><text:span text:style-name="T10"><text:s text:c="2"/>`block_begin` datetime DEFAULT NULL,</text:span></text:p>
      <text:p text:style-name="P21"><text:span text:style-name="T10"><text:s text:c="2"/>`block_end` datetime DEFAULT NULL,</text:span></text:p>
      <text:p text:style-name="P21"><text:span text:style-name="T10"><text:s text:c="2"/>`registration_date` datetime NOT NULL DEFAULT CURRENT_TIMESTAMP,</text:span></text:p>
      <text:p text:style-name="P21"><text:span text:style-name="T10"><text:s text:c="2"/>`id_name1` smallint(5) unsigned NOT NULL,</text:span></text:p>
      <text:p text:style-name="P21"><text:span text:style-name="T10"><text:s text:c="2"/>`id_name2` smallint(5) unsigned NOT NULL,</text:span></text:p>
      <text:p text:style-name="P21"><text:span text:style-name="T10"><text:s text:c="2"/>`id_name3` smallint(5) unsigned NOT NULL,</text:span></text:p>
      <text:p text:style-name="P21"><text:span text:style-name="T10"><text:s text:c="2"/>`id_personal_info` mediumint(8) unsigned DEFAULT NULL,</text:span></text:p>
      <text:p text:style-name="P21"><text:span text:style-name="T10"><text:s text:c="2"/>PRIMARY KEY (`id`)</text:span></text:p>
      <text:p text:style-name="P21"><text:span text:style-name="T10">) ENGINE=InnoDB AUTO_INCREMENT=3 DEFAULT CHARSET=utf8</text:span></text:p>
      <text:p text:style-name="P23"/>
      <text:p text:style-name="P23"><text:soft-page-break/></text:p>
      <text:p text:style-name="P22"><text:span text:style-name="T10">DROP TRIGGER IF EXISTS user_insert_trigger;</text:span></text:p>
      <text:p text:style-name="P21"><text:span text:style-name="T10">CREATE TRIGGER user_insert_trigger </text:span></text:p>
      <text:p text:style-name="P21"><text:span text:style-name="T10">AFTER INSERT ON </text:span><text:span text:style-name="T14">sql_taxi</text:span><text:span text:style-name="T10">.users</text:span></text:p>
      <text:p text:style-name="P21"><text:span text:style-name="T10">FOR EACH ROW</text:span></text:p>
      <text:p text:style-name="P21"><text:span text:style-name="T10">INSERT INTO </text:span><text:span text:style-name="T14">sql_taxi</text:span><text:span text:style-name="T10">.users_insert_log</text:span></text:p>
      <text:p text:style-name="P18"><text:span text:style-name="T10">(user_id, change_date, login, password, salt, role, status, block_begin, block_end, </text:span></text:p>
      <text:p text:style-name="P18"><text:span text:style-name="T10">registration_date, id_name, id_</text:span><text:span text:style-name="T12">sur</text:span><text:span text:style-name="T10">name, id_</text:span><text:span text:style-name="T12">middle</text:span><text:span text:style-name="T10">name, id_</text:span><text:span text:style-name="T12">passport</text:span><text:span text:style-name="T10">)</text:span></text:p>
      <text:p text:style-name="P18"><text:span text:style-name="T10">VALUES</text:span></text:p>
      <text:p text:style-name="P18"><text:span text:style-name="T10">(OLD.id, NOW(), OLD.login, OLD.password, OLD.role, </text:span></text:p>
      <text:p text:style-name="P18"><text:span text:style-name="T10">OLD.status, OLD.block_begin, OLD.block_end, OLD.registration_date, OLD.id_name, OLD.id_</text:span><text:span text:style-name="T12">sur</text:span><text:span text:style-name="T10">name, OLD.id_</text:span><text:span text:style-name="T12">middle</text:span><text:span text:style-name="T10">name, OLD.id_</text:span><text:span text:style-name="T14">passport</text:span><text:span text:style-name="T10">);</text:span></text:p>
      <text:p text:style-name="P24"/>
      <text:p text:style-name="P21"><text:span text:style-name="T3">3.3) Журналирование пользователей операции </text:span><text:span text:style-name="T6">UPDATE</text:span></text:p>
      <text:p text:style-name="P21"><text:span text:style-name="T10">CREATE</text:span><text:span text:style-name="T15"> </text:span><text:span text:style-name="T10">TABLE</text:span><text:span text:style-name="T15"> `</text:span><text:span text:style-name="T10">users</text:span><text:span text:style-name="T15">_</text:span><text:span text:style-name="T10">update</text:span><text:span text:style-name="T15">_</text:span><text:span text:style-name="T10">log</text:span><text:span text:style-name="T15">` (</text:span></text:p>
      <text:p text:style-name="P22"><text:span text:style-name="T15"><text:s text:c="2"/></text:span><text:span text:style-name="T10">`id` smallint(5) unsigned NOT NULL AUTO_INCREMENT,</text:span></text:p>
      <text:p text:style-name="P22"><text:span text:style-name="T10"><text:s text:c="2"/>`user_id` smallint(5) unsigned NOT NULL,</text:span></text:p>
      <text:p text:style-name="P22"><text:span text:style-name="T10"><text:s text:c="2"/>`change_date` datetime NOT NULL DEFAULT CURRENT_TIMESTAMP,</text:span></text:p>
      <text:p text:style-name="P22"><text:span text:style-name="T10"><text:s text:c="2"/>`login` varchar(45) NOT NULL,</text:span></text:p>
      <text:p text:style-name="P22"><text:span text:style-name="T10"><text:s text:c="2"/>`</text:span><text:span text:style-name="T13">pwd_hash</text:span><text:span text:style-name="T10">` varchar(</text:span><text:span text:style-name="T13">45</text:span><text:span text:style-name="T10">) NOT NULL,</text:span></text:p>
      <text:p text:style-name="P22"><text:span text:style-name="T10"><text:s text:c="2"/>`role` enum('</text:span><text:span text:style-name="T13">Клиент</text:span><text:span text:style-name="T10">','</text:span><text:span text:style-name="T13">Водитель</text:span><text:span text:style-name="T10">','</text:span><text:span text:style-name="T13">Админ</text:span><text:span text:style-name="T10">'</text:span><text:span text:style-name="T11">,'Провайдер'</text:span><text:span text:style-name="T10">) <text:s/>NOT NULL,</text:span></text:p>
      <text:p text:style-name="P22"><text:span text:style-name="T10"><text:s text:c="2"/>`status` enum('Active','Blocked') NOT NULL DEFAULT 'Active',</text:span></text:p>
      <text:p text:style-name="P22"><text:span text:style-name="T10"><text:s text:c="2"/>`block_begin` datetime DEFAULT NULL,</text:span></text:p>
      <text:p text:style-name="P22"><text:span text:style-name="T10"><text:s text:c="2"/>`block_end` datetime DEFAULT NULL,</text:span></text:p>
      <text:p text:style-name="P22"><text:span text:style-name="T10"><text:s text:c="2"/>`registration_date` datetime NOT NULL DEFAULT CURRENT_TIMESTAMP,</text:span></text:p>
      <text:p text:style-name="P22"><text:span text:style-name="T10"><text:s text:c="2"/>`id_name1` smallint(5) unsigned NOT NULL,</text:span></text:p>
      <text:p text:style-name="P22"><text:span text:style-name="T10"><text:s text:c="2"/>`id_name2` smallint(5) unsigned NOT NULL,</text:span></text:p>
      <text:p text:style-name="P22"><text:span text:style-name="T10"><text:s text:c="2"/>`id_name3` smallint(5) unsigned NOT NULL,</text:span></text:p>
      <text:p text:style-name="P22"><text:span text:style-name="T10"><text:s text:c="2"/>`id_personal_info` mediumint(8) unsigned DEFAULT NULL,</text:span></text:p>
      <text:p text:style-name="P22"><text:span text:style-name="T10"><text:s text:c="2"/>PRIMARY KEY (`id`)</text:span></text:p>
      <text:p text:style-name="P21"><text:span text:style-name="T10">) ENGINE=InnoDB AUTO_INCREMENT=34 DEFAULT CHARSET=utf8</text:span></text:p>
      <text:p text:style-name="P23"/>
      <text:p text:style-name="P22"><text:span text:style-name="T10">DROP TRIGGER IF EXISTS user_update_trigger;</text:span></text:p>
      <text:p text:style-name="P21"><text:span text:style-name="T10">CREATE TRIGGER user_update_trigger </text:span></text:p>
      <text:p text:style-name="P21"><text:span text:style-name="T10">AFTER UPDATE ON </text:span><text:span text:style-name="T14">sql_taxi</text:span><text:span text:style-name="T10">.users</text:span></text:p>
      <text:p text:style-name="P21"><text:span text:style-name="T10">FOR EACH ROW</text:span></text:p>
      <text:p text:style-name="P21"><text:span text:style-name="T10">INSERT INTO </text:span><text:span text:style-name="T14">sql_taxi</text:span><text:span text:style-name="T10">.users_update_log</text:span></text:p>
      <text:p text:style-name="P18"><text:span text:style-name="T10">(user_id, change_date, login, password, salt, role, status, block_begin, block_end, </text:span></text:p>
      <text:p text:style-name="P18"><text:span text:style-name="T10">registration_date, id_name, id_</text:span><text:span text:style-name="T12">sur</text:span><text:span text:style-name="T10">name, id_</text:span><text:span text:style-name="T12">middle</text:span><text:span text:style-name="T10">name, id_</text:span><text:span text:style-name="T12">passport</text:span><text:span text:style-name="T10">)</text:span></text:p>
      <text:p text:style-name="P18"><text:span text:style-name="T10">VALUES</text:span></text:p>
      <text:p text:style-name="P18"><text:span text:style-name="T10">(OLD.id, NOW(), OLD.login, OLD.password, OLD.role, </text:span></text:p>
      <text:p text:style-name="P18"><text:span text:style-name="T10">OLD.status, OLD.block_begin, OLD.block_end, OLD.registration_date, OLD.id_name, OLD.id_</text:span><text:span text:style-name="T12">sur</text:span><text:span text:style-name="T10">name, OLD.id_</text:span><text:span text:style-name="T12">middle</text:span><text:span text:style-name="T10">name, OLD.id_</text:span><text:span text:style-name="T14">passport</text:span><text:span text:style-name="T10">);</text:span></text:p>
      <text:p text:style-name="P24"/>
      <text:p text:style-name="P21"><text:span text:style-name="T3">3.3) Журналирование пользователей операции DELETE</text:span></text:p>
      <text:p text:style-name="P16"><text:span text:style-name="T10">CREATE</text:span><text:span text:style-name="T15"> </text:span><text:span text:style-name="T10">TABLE</text:span><text:span text:style-name="T15"> `</text:span><text:span text:style-name="T10">users</text:span><text:span text:style-name="T15">_</text:span><text:span text:style-name="T10">delete</text:span><text:span text:style-name="T15">_</text:span><text:span text:style-name="T10">log</text:span><text:span text:style-name="T15">` (</text:span></text:p>
      <text:p text:style-name="P18"><text:span text:style-name="T15"><text:s text:c="2"/></text:span><text:span text:style-name="T10">`id` smallint(5) unsigned NOT NULL AUTO_INCREMENT,</text:span></text:p>
      <text:p text:style-name="P22"><text:span text:style-name="T10"><text:s text:c="2"/>`user_id` smallint(5) unsigned NOT NULL,</text:span></text:p>
      <text:p text:style-name="P22"><text:span text:style-name="T10"><text:s text:c="2"/>`change_date` datetime NOT NULL DEFAULT CURRENT_TIMESTAMP,</text:span></text:p>
      <text:p text:style-name="P22"><text:span text:style-name="T10"><text:s text:c="2"/>`login` varchar(45) NOT NULL,</text:span></text:p>
      <text:p text:style-name="P22"><text:soft-page-break/><text:span text:style-name="T10"><text:s text:c="2"/>`</text:span><text:span text:style-name="T13">pwd_hash</text:span><text:span text:style-name="T10">` varchar(</text:span><text:span text:style-name="T13">45</text:span><text:span text:style-name="T10">) NOT NULL,</text:span></text:p>
      <text:p text:style-name="P22"><text:span text:style-name="T10"><text:s text:c="2"/>`role` enum('</text:span><text:span text:style-name="T13">Клиент</text:span><text:span text:style-name="T10">','</text:span><text:span text:style-name="T13">Водитель</text:span><text:span text:style-name="T10">','</text:span><text:span text:style-name="T13">Админ</text:span><text:span text:style-name="T10">'</text:span><text:span text:style-name="T11">,'Провайдер'</text:span><text:span text:style-name="T10">) <text:s/>NOT NULL,</text:span></text:p>
      <text:p text:style-name="P22"><text:span text:style-name="T10"><text:s text:c="2"/>`status` enum('Active','Blocked') NOT NULL DEFAULT 'Active',</text:span></text:p>
      <text:p text:style-name="P22"><text:span text:style-name="T10"><text:s text:c="2"/>`block_begin` datetime DEFAULT NULL,</text:span></text:p>
      <text:p text:style-name="P22"><text:span text:style-name="T10"><text:s text:c="2"/>`block_end` datetime DEFAULT NULL,</text:span></text:p>
      <text:p text:style-name="P22"><text:span text:style-name="T10"><text:s text:c="2"/>`registration_date` datetime NOT NULL DEFAULT CURRENT_TIMESTAMP,</text:span></text:p>
      <text:p text:style-name="P22"><text:span text:style-name="T10"><text:s text:c="2"/>`id_name1` smallint(5) unsigned NOT NULL,</text:span></text:p>
      <text:p text:style-name="P22"><text:span text:style-name="T10"><text:s text:c="2"/>`id_name2` smallint(5) unsigned NOT NULL,</text:span></text:p>
      <text:p text:style-name="P22"><text:span text:style-name="T10"><text:s text:c="2"/>`id_name3` smallint(5) unsigned NOT NULL,</text:span></text:p>
      <text:p text:style-name="P22"><text:span text:style-name="T10"><text:s text:c="2"/>`id_personal_info` mediumint(8) unsigned DEFAULT NULL,</text:span></text:p>
      <text:p text:style-name="P18"><text:span text:style-name="T10"><text:s text:c="2"/>PRIMARY KEY (`id`)</text:span></text:p>
      <text:p text:style-name="P16"><text:span text:style-name="T10">) ENGINE=InnoDB DEFAULT CHARSET=utf8</text:span></text:p>
      <text:p text:style-name="P19"/>
      <text:p text:style-name="P18"><text:span text:style-name="T10">DROP TRIGGER IF EXISTS user_delete_trigger;</text:span></text:p>
      <text:p text:style-name="P16"><text:span text:style-name="T10">CREATE TRIGGER user_delete_trigger AFTER DELETE ON </text:span><text:span text:style-name="T14">sql_taxi</text:span><text:span text:style-name="T10">.</text:span><text:span text:style-name="T14">Person</text:span></text:p>
      <text:p text:style-name="P16"><text:span text:style-name="T10">FOR EACH ROW</text:span></text:p>
      <text:p text:style-name="P16"><text:span text:style-name="T10">INSERT INTO </text:span><text:span text:style-name="T14">sql_taxi</text:span><text:span text:style-name="T10">.users_delete_log</text:span></text:p>
      <text:p text:style-name="P16"><text:span text:style-name="T10">(user_id, change_date, login, password, salt, role, status, block_begin, block_end, </text:span></text:p>
      <text:p text:style-name="P16"><text:span text:style-name="T10">registration_date, id_name, id_</text:span><text:span text:style-name="T12">sur</text:span><text:span text:style-name="T10">name, id_</text:span><text:span text:style-name="T12">middle</text:span><text:span text:style-name="T10">name, id_</text:span><text:span text:style-name="T12">passport</text:span><text:span text:style-name="T10">)</text:span></text:p>
      <text:p text:style-name="P16"><text:span text:style-name="T10">VALUES</text:span></text:p>
      <text:p text:style-name="P16"><text:span text:style-name="T10">(OLD.id, NOW(), OLD.login, OLD.password, OLD.role, </text:span></text:p>
      <text:p text:style-name="P16"><text:span text:style-name="T10">OLD.status, OLD.block_begin, OLD.block_end, OLD.registration_date, OLD.id_name, OLD.id_</text:span><text:span text:style-name="T12">sur</text:span><text:span text:style-name="T10">name, OLD.id_</text:span><text:span text:style-name="T12">middle</text:span><text:span text:style-name="T10">name, OLD.id_</text:span><text:span text:style-name="T14">passport</text:span><text:span text:style-name="T10">);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7cm" fo:margin-bottom="1.596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Соловьёв Денис</meta:initial-creator>
    <meta:editing-cycles>6</meta:editing-cycles>
    <meta:creation-date>2020-02-14T12:40:00</meta:creation-date>
    <dc:date>2020-05-25T00:05:04.749077927</dc:date>
    <meta:editing-duration>PT1H24M51S</meta:editing-duration>
    <meta:generator>LibreOffice/6.3.3.2$Linux_X86_64 LibreOffice_project/30$Build-2</meta:generator>
    <meta:document-statistic meta:table-count="0" meta:image-count="0" meta:object-count="0" meta:page-count="5" meta:paragraph-count="166" meta:word-count="759" meta:character-count="6772" meta:non-whitespace-character-count="60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